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953in"/>
    </style:style>
    <style:style style:name="co3" style:family="table-column">
      <style:table-column-properties fo:break-before="auto" style:column-width="3.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s a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so that (reason)</text:p>
          </table:table-cell>
        </table:table-row>
        <table:table-row table:style-name="ro1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ตัวเอง จากงวด ถึง งวด ได้</text:p>
          </table:table-cell>
          <table:table-cell office:value-type="string" calcext:value-type="string">
            <text:p>เพื่อให้สามารถดูยอด FYP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ตัวเอง จากเทอม ถึง เทอม ได้</text:p>
          </table:table-cell>
          <table:table-cell office:value-type="string" calcext:value-type="string">
            <text:p>เพื่อให้สามารถดูยอด FYP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ตัวเอง จากปี ถึง ปี ได้</text:p>
          </table:table-cell>
          <table:table-cell office:value-type="string" calcext:value-type="string">
            <text:p>เพื่อให้สามารถดูยอด FYP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ตัวเอง จากงวด ถึง งวด ได้</text:p>
          </table:table-cell>
          <table:table-cell office:value-type="string" calcext:value-type="string">
            <text:p>เพื่อให้สามารถดูยอด FYC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ตัวเอง จากเทอม ถึง เทอม ได้</text:p>
          </table:table-cell>
          <table:table-cell office:value-type="string" calcext:value-type="string">
            <text:p>เพื่อให้สามารถดูยอด FYC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ตัวเอง จากปี ถึง ปี ได้</text:p>
          </table:table-cell>
          <table:table-cell office:value-type="string" calcext:value-type="string">
            <text:p>เพื่อให้สามารถดูยอด FYC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%ความคงอยู่ แบบสะสม ของตัวเอง จากงวด ถึง งวด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ดูข้อมูล %ความคงอยู่</text:span> แบบสะสม ของตัวเอง จากเทอม ถึง เทอม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ดูข้อมูล %ความคงอยู่</text:span> แบบสะสม ของตัวเอง จากปี ถึง ปี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ทีมตัวเอง จากงวด ถึง งวด ได้</text:p>
          </table:table-cell>
          <table:table-cell office:value-type="string" calcext:value-type="string">
            <text:p>เพื่อให้สามารถดูยอด FYP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ทีมตัวเอง จากเทอม ถึง เทอม ได้</text:p>
          </table:table-cell>
          <table:table-cell office:value-type="string" calcext:value-type="string">
            <text:p>เพื่อให้สามารถดูยอด FYP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P แบบสะสม ของทีมตัวเอง จากปี ถึง ปี ได้</text:p>
          </table:table-cell>
          <table:table-cell office:value-type="string" calcext:value-type="string">
            <text:p>เพื่อให้สามารถดูยอด FYP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ทีมตัวเอง จากงวด ถึง งวด ได้</text:p>
          </table:table-cell>
          <table:table-cell office:value-type="string" calcext:value-type="string">
            <text:p>เพื่อให้สามารถดูยอด FYC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ทีมตัวเอง จากเทอม ถึง เทอม ได้</text:p>
          </table:table-cell>
          <table:table-cell office:value-type="string" calcext:value-type="string">
            <text:p>เพื่อให้สามารถดูยอด FYC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FYC แบบสะสม ของทีมตัวเอง จากปี ถึง ปี ได้</text:p>
          </table:table-cell>
          <table:table-cell office:value-type="string" calcext:value-type="string">
            <text:p>เพื่อให้สามารถดูยอด FYC แบบปีถึงปี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ดูข้อมูล %ความคงอยู่ แบบสะสม ของทีมตัวเอง จากงวด ถึง งวด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งวดถึงงวด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ดูข้อมูล %ความคงอยู่</text:span> แบบสะสม ของทีมตัวเอง จากเทอม ถึง เทอม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เทอมถึงเทอมได้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ดูข้อมูล %ความคงอยู่</text:span> แบบสะสม ของทีมตัวเอง จากปี ถึง ปี ได้</text:p>
          </table:table-cell>
          <table:table-cell office:value-type="string" calcext:value-type="string">
            <text:p><text:span text:style-name="T1">เพื่อให้สามารถดูยอด %ความคงอยู่</text:span> แบบปีถึงปีได้</text:p>
          </table:table-cell>
        </table:table-row>
        <table:table-row table:style-name="ro1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สามารถเลือกเงือนไข งวด, เทอม หรือปี ได้ที่ละ 1 เงื่อนไขเท่านั้น</text:p>
          </table:table-cell>
          <table:table-cell office:value-type="string" calcext:value-type="string">
            <text:p>เพื่อให้ไม่สับสนในการการค้นหา</text:p>
          </table:table-cell>
        </table:table-row>
        <table:table-row table:style-name="ro2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สามารถแสดงจำนวน agent ในทีมได้</text:p>
          </table:table-cell>
          <table:table-cell office:value-type="string" calcext:value-type="string">
            <text:p>เพื่อที่จะได้ทราบจำนวน agent ทั้งหมดในทีม</text:p>
          </table:table-cell>
        </table:table-row>
        <table:table-row table:style-name="ro1"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สามารถดู อายุงาน ที่อยู่ตำแหน่งปัจจุบันได้</text:p>
          </table:table-cell>
          <table:table-cell office:value-type="string" calcext:value-type="string">
            <text:p>เพื่อที่จะได้รู้ว่าอยู่ในตำแหน่งนี้ มากี่ปีแล้ว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7T15:49:03.048882263</meta:creation-date>
    <dc:date>2020-05-17T16:10:12.519068079</dc:date>
    <meta:editing-duration>PT21M7S</meta:editing-duration>
    <meta:editing-cycles>6</meta:editing-cycles>
    <meta:generator>LibreOffice/6.4.3.2$MacOSX_X86_64 LibreOffice_project/747b5d0ebf89f41c860ec2a39efd7cb15b54f2d8</meta:generator>
    <meta:document-statistic meta:table-count="1" meta:cell-count="66" meta:object-count="0"/>
  </office:meta>
</office:document-meta>
</file>